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4" style:parent-style-name="DefaultParagraphFont" style:family="text">
      <style:text-properties fo:font-size="18pt" style:font-size-asian="18pt" style:font-size-complex="18pt"/>
    </style:style>
    <style:style style:name="T5" style:parent-style-name="DefaultParagraphFont" style:family="text">
      <style:text-properties fo:font-size="20pt" style:font-size-asian="20pt" style:font-size-complex="20pt"/>
    </style:style>
    <style:style style:name="P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" style:parent-style-name="Normal" style:family="paragraph">
      <style:text-properties fo:font-size="18pt" style:font-size-asian="18pt" style:font-size-complex="18pt"/>
    </style:style>
    <style:style style:name="P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9" style:parent-style-name="Normal" style:family="paragraph">
      <style:text-properties fo:font-size="18pt" style:font-size-asian="18pt" style:font-size-complex="18pt"/>
    </style:style>
    <style:style style:name="P1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1" style:parent-style-name="Normal" style:family="paragraph">
      <style:text-properties fo:font-size="18pt" style:font-size-asian="18pt" style:font-size-complex="18pt"/>
    </style:style>
    <style:style style:name="P1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3" style:parent-style-name="Normal" style:family="paragraph">
      <style:text-properties fo:font-size="20pt" style:font-size-asian="20pt" style:font-size-complex="20pt"/>
    </style:style>
    <style:style style:name="P1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5" style:parent-style-name="Normal" style:family="paragraph">
      <style:text-properties fo:font-size="18pt" style:font-size-asian="18pt" style:font-size-complex="18pt"/>
    </style:style>
    <style:style style:name="P1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7" style:parent-style-name="Normal" style:family="paragraph">
      <style:text-properties fo:font-size="20pt" style:font-size-asian="20pt" style:font-size-complex="20pt"/>
    </style:style>
    <style:style style:name="P1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9" style:parent-style-name="Normal" style:family="paragraph">
      <style:text-properties fo:font-size="20pt" style:font-size-asian="20pt" style:font-size-complex="20pt"/>
    </style:style>
    <style:style style:name="P20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1" style:parent-style-name="Normal" style:family="paragraph">
      <style:text-properties fo:font-size="20pt" style:font-size-asian="20pt" style:font-size-complex="20pt"/>
    </style:style>
    <style:style style:name="P2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3" style:parent-style-name="Normal" style:family="paragraph">
      <style:text-properties fo:font-size="20pt" style:font-size-asian="20pt" style:font-size-complex="20pt"/>
    </style:style>
    <style:style style:name="P24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25" style:parent-style-name="Normal" style:family="paragraph">
      <style:text-properties fo:font-size="20pt" style:font-size-asian="20pt" style:font-size-complex="20pt"/>
    </style:style>
    <style:style style:name="P26" style:parent-style-name="Normal" style:family="paragraph">
      <style:text-properties fo:font-size="20pt" style:font-size-asian="20pt" style:font-size-complex="20pt"/>
    </style:style>
    <style:style style:name="P27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28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2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0" style:parent-style-name="Normal" style:family="paragraph">
      <style:text-properties fo:font-size="20pt" style:font-size-asian="20pt" style:font-size-complex="20pt"/>
    </style:style>
    <style:style style:name="P3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2" style:parent-style-name="Normal" style:family="paragraph">
      <style:text-properties fo:font-size="20pt" style:font-size-asian="20pt" style:font-size-complex="20pt"/>
    </style:style>
    <style:style style:name="P3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4" style:parent-style-name="Normal" style:family="paragraph">
      <style:text-properties fo:font-size="20pt" style:font-size-asian="20pt" style:font-size-complex="20pt"/>
    </style:style>
    <style:style style:name="P3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6" style:parent-style-name="Normal" style:family="paragraph">
      <style:text-properties fo:font-size="20pt" style:font-size-asian="20pt" style:font-size-complex="20pt"/>
    </style:style>
    <style:style style:name="P3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38" style:parent-style-name="Normal" style:family="paragraph">
      <style:text-properties fo:font-size="20pt" style:font-size-asian="20pt" style:font-size-complex="20pt"/>
    </style:style>
    <style:style style:name="P39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0" style:parent-style-name="Normal" style:family="paragraph">
      <style:text-properties fo:font-size="20pt" style:font-size-asian="20pt" style:font-size-complex="20pt"/>
    </style:style>
    <style:style style:name="P4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2" style:parent-style-name="Normal" style:family="paragraph">
      <style:text-properties fo:font-size="20pt" style:font-size-asian="20pt" style:font-size-complex="20pt"/>
    </style:style>
    <style:style style:name="P4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4" style:parent-style-name="Normal" style:family="paragraph">
      <style:text-properties fo:font-size="20pt" style:font-size-asian="20pt" style:font-size-complex="20pt"/>
    </style:style>
    <style:style style:name="P45" style:parent-style-name="Normal" style:family="paragraph">
      <style:text-properties fo:font-size="20pt" style:font-size-asian="20pt" style:font-size-complex="20pt"/>
    </style:style>
  </office:automatic-styles>
  <office:body>
    <office:text text:use-soft-page-breaks="true">
      <text:p text:style-name="P1">ASSESSMENT OF MARGINAL WORKERS IN TAMILNADU <text:s/>A SOCIOECONOMIC ANALYSIS<text:s/></text:p>
      <text:p text:style-name="Normal"/>
      <text:p text:style-name="P2">INNOVATION<text:s/>:</text:p>
      <text:p text:style-name="P3">Data-Driven Insights:<text:s/></text:p>
      <text:p text:style-name="Normal"><text:span text:style-name="T4">Utilize data analytics and big data to uncover hidden<text:s/></text:span><text:span text:style-name="T5">trends.</text:span></text:p>
      <text:p text:style-name="P6">Mobile Surveys:</text:p>
      <text:p text:style-name="P7">Employ mobile apps for real-time data collection.</text:p>
      <text:p text:style-name="P8">OkGIS Mapping:</text:p>
      <text:p text:style-name="P9">Visualize marginalized communities for targeted interventions.</text:p>
      <text:p text:style-name="P10">Block chain<text:s/>Verification:</text:p>
      <text:p text:style-name="P11">Ensure secure employment records and transparency.</text:p>
      <text:p text:style-name="P12">Machine Learning:</text:p>
      <text:p text:style-name="P13">Estimate income accurately based on various factors.</text:p>
      <text:p text:style-name="P14">Social Impact Assessments:<text:s/></text:p>
      <text:p text:style-name="P15">Evaluate policy effects on workers' well-being.</text:p>
      <text:p text:style-name="P16">Participatory Research:<text:s/></text:p>
      <text:p text:style-name="P17">Engage workers for their perspectives.</text:p>
      <text:p text:style-name="P18">Longitudinal Studies:<text:s/></text:p>
      <text:p text:style-name="P19">Track socioeconomic progress over time.</text:p>
      <text:p text:style-name="P20">NGO Collaboration:<text:s/></text:p>
      <text:p text:style-name="P21">Partner for ethical research access.</text:p>
      <text:p text:style-name="P22">Policy Recommendations:<text:s/></text:p>
      <text:p text:style-name="P23">Translate findings into actionable policies.</text:p>
      <text:p text:style-name="P24">Open Data Sharing:<text:s/></text:p>
      <text:p text:style-name="P25">Promote transparency through data platforms.</text:p>
      <text:p text:style-name="P26"/>
      <text:p text:style-name="P27">Some of the possible problems in assessment of marginal workers in Tamilnadu a<text:s/>socioeconomic analysis:</text:p>
      <text:p text:style-name="P28"/>
      <text:p text:style-name="P29">Data Availability and Quality:</text:p>
      <text:p text:style-name="P30">Limited access to reliable and up-to-date data on marginal workers can hinder the assessment process. Official statistics may not capture informal labor and marginalized communities adequately.</text:p>
      <text:p text:style-name="P31">Underreporting and Informality:</text:p>
      <text:p text:style-name="P32">Marginal workers often operate in the informal sector, which makes it difficult to track their employment status,<text:s/>wages, and working conditions accurately. Many may go unregistered or underreported.</text:p>
      <text:p text:style-name="P33">Sampling Bias:</text:p>
      <text:p text:style-name="P34"><text:s/>Sampling may be biased if marginalized groups are underrepresented in surveys or if they are reluctant to participate due to fear or mistrust of authorities.</text:p>
      <text:p text:style-name="P35">Ethical Considerations:<text:s/></text:p>
      <text:p text:style-name="P36">Research involving marginalized communities requires careful ethical considerations, including informed consent, confidentiality, and cultural sensitivity. Ensuring the safety and dignity of participants can be challenging.</text:p>
      <text:p text:style-name="P37">Access to Remote Areas:<text:s/></text:p>
      <text:p text:style-name="P38">Some marginalized communities may reside in remote or difficult-to-reach areas, making data collection logistics challenging and expensive.</text:p>
      <text:p text:style-name="P39">Seasonal Variations:<text:s/></text:p>
      <text:p text:style-name="P40">Employment patterns for marginal workers can be highly seasonal, which may result in variations in socioeconomic conditions throughout the year.</text:p>
      <text:p text:style-name="P41">Heterogeneity:</text:p>
      <text:p text:style-name="P42"><text:s/>Marginal workers are not a homogenous group. They vary in terms of ethnicity, gender, age, and occupation. This diversity can make it challenging to generalize findings.</text:p>
      <text:p text:style-name="P43">Complex Causality:<text:s/></text:p>
      <text:p text:style-name="P44">Understanding the root causes of marginalization and poverty is a complex issue influenced by historical, economic, cultural, and political factors. Isolating specific causes can be challenging.</text:p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bi Nesar</meta:initial-creator>
    <dc:creator>Ebi Nesar</dc:creator>
    <meta:creation-date>2023-10-10T09:32:00Z</meta:creation-date>
    <dc:date>2023-10-10T09:32:00Z</dc:date>
    <meta:template xlink:href="Normal.dotm" xlink:type="simple"/>
    <meta:editing-cycles>43</meta:editing-cycles>
    <meta:editing-duration>PT2340S</meta:editing-duration>
    <meta:document-statistic meta:page-count="1" meta:paragraph-count="5" meta:word-count="384" meta:character-count="2570" meta:row-count="18" meta:non-whitespace-character-count="2191"/>
  </office:meta>
</office:document-meta>
</file>